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od results for PPI CCA: 5,6,7,10,11,12,16,17</text:p>
      <text:p text:style-name="P1"/>
      <text:p text:style-name="Standard"/>
      <text:p text:style-name="P1">==&gt; 5-biogrid_human_ppi_hc_CCA/CCA_out/biogrid_human_ppi_hc.txt &lt;== </text:p>
      <text:p text:style-name="Standard"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no weights given, assuming all ones </text:p>
      <text:p text:style-name="Standard">robust covariance-estimation method: None </text:p>
      <text:p text:style-name="Standard">instances: <text:s/>7005 </text:p>
      <text:p text:style-name="Standard">independent variables: 29 (29 before removing zero-variance variables) </text:p>
      <text:p text:style-name="Standard">dependent variables: 14 (14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259203382837973, 0.105463296530231, 0.0734249953496146, 0.0604353183929021, 0.0455769363239592, 0.0352639505555099, 0.0276243782427665, 0.0217172327011541, 0.017036806882873, 0.00775284955592884, 0.00453626833240375, 0.00263883280967739, 0.00103639950546324, 1.83926339532982e-12 </text:p>
      <text:p text:style-name="Standard">p-values (asymptotic Wilks): 1.57651669496772e-14, 1, 1, 1, 1, 1, 1, 1, 1, 1, 1, 1, 1, 1 </text:p>
      <text:p text:style-name="Standard">p-values (asymptotic Hotelling): 8.88178419700125e-16, 1, 1, 1, 1, 1, 1, 1, 1, 1, 1, 1, 1, 1 </text:p>
      <text:p text:style-name="Standard">p-values (asymptotic Pillai): 2.5157653738006e-13, 1, 1, 1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259203382837973 </text:p>
      <text:p text:style-name="Standard">canonical root: <text:s/>0.0671863936746485 </text:p>
      <text:p text:style-name="Standard">shared variance X: <text:s/>0.0598109484194785 </text:p>
      <text:p text:style-name="Standard">shared variance Y: <text:s/>0.0799898899141395 </text:p>
      <text:p text:style-name="Standard">redundancy index X: <text:s/>0.00401848192656518 </text:p>
      <text:p text:style-name="Standard">redundancy index Y: <text:s/>0.00537423223376318 </text:p>
      <text:p text:style-name="Standard">"x" </text:p>
      <text:p text:style-name="Standard">"sig_15" 0.00260280240089236 </text:p>
      <text:p text:style-name="Standard">"sig_9" 0.00252305583149569 </text:p>
      <text:p text:style-name="Standard">"sig_20" 0.00246642779019045 </text:p>
      <text:p text:style-name="Standard">"sig_16" 0.00242865577057703 </text:p>
      <text:p text:style-name="Standard">"sig_10" 0.00220472299707353 </text:p>
      <text:p text:style-name="Standard">"sig_13" 0.00217533857525897 </text:p>
      <text:p text:style-name="Standard">"sig_12" 0.00214515138768351 </text:p>
      <text:p text:style-name="Standard">"sig_3" 0.00213216597437075 </text:p>
      <text:p text:style-name="Standard">"sig_19" 0.00126337736659486 </text:p>
      <text:p text:style-name="Standard">"sig_21" 0.00107349396744511 </text:p>
      <text:p text:style-name="Standard">"sig_5" -0.000911276259850539 </text:p>
      <text:p text:style-name="Standard">"sig_25" -0.00530342665329895 </text:p>
      <text:p text:style-name="Standard">"sig_18" -0.00791468063786719 </text:p>
      <text:p text:style-name="Standard">"sig_24" -0.0111103956901261 </text:p>
      <text:p text:style-name="Standard">"sig_22" -0.0112278643201106 </text:p>
      <text:p text:style-name="Standard">"sig_17" -0.0112820611965511 </text:p>
      <text:p text:style-name="Standard"><text:soft-page-break/>"sig_6" -0.0116878687124547 </text:p>
      <text:p text:style-name="Standard">"sig_1" -0.0119001400708926 </text:p>
      <text:p text:style-name="Standard">"sig_14" -0.0186112062389635 </text:p>
      <text:p text:style-name="Standard">"sig_4" -0.019726379866063 </text:p>
      <text:p text:style-name="Standard">"sig_23" -0.020212532634804 </text:p>
      <text:p text:style-name="Standard">"sig_11" -0.0219124074418505 </text:p>
      <text:p text:style-name="Standard">"sig_27" -0.050170545855492 </text:p>
      <text:p text:style-name="Standard">"sig_7" -0.0547959483167961 </text:p>
      <text:p text:style-name="Standard">"sig_26" -0.0648747742193664 </text:p>
      <text:p text:style-name="Standard">"sig_2" -0.121948932386978 </text:p>
      <text:p text:style-name="Standard">"sig_28" -0.13589527539024 </text:p>
      <text:p text:style-name="Standard">"sig_8" -0.179278748178528 </text:p>
      <text:p text:style-name="Standard">"sig_29" -0.184297815284909 </text:p>
      <text:p text:style-name="Standard">----- </text:p>
      <text:p text:style-name="Standard">"x" </text:p>
      <text:p text:style-name="Standard">"other.biological.processes" 0.0473959473405863 </text:p>
      <text:p text:style-name="Standard">"other.metabolic.processes" 0.0422726566255688 </text:p>
      <text:p text:style-name="Standard">"transport" 0.0408521308146745 </text:p>
      <text:p text:style-name="Standard">"cell.organization.and.biogenesis" 0.0294666845847446 </text:p>
      <text:p text:style-name="Standard">"signal.transduction" 0.0287593798906555 </text:p>
      <text:p text:style-name="Standard">"stress.response" 0.0258601134592973 </text:p>
      <text:p text:style-name="Standard">"developmental.processes" 0.022122903055576 </text:p>
      <text:p text:style-name="Standard">"RNA.metabolism" 0.0161663448411842 </text:p>
      <text:p text:style-name="Standard">"death" 0.0143356784936169 </text:p>
      <text:p text:style-name="Standard">"cell.cell.signaling" 0.0114668921243357 </text:p>
      <text:p text:style-name="Standard">"cell.adhesion" 0.0101164046322496 </text:p>
      <text:p text:style-name="Standard">"DNA.metabolism" 0.00454250430486669 </text:p>
      <text:p text:style-name="Standard">"cell.cycle.and.proliferation" 0.0034684792856061 </text:p>
      <text:p text:style-name="Standard">"protein.metabolism" -0.263661004746923 </text:p>
      <text:p text:style-name="Standard">__________________________________________________ </text:p>
      <text:p text:style-name="Standard"/>
      <text:p text:style-name="P1">==&gt; 6-yeast_apms_collins_boone_CCA/CCA_out/yeast_apms_collins.txt &lt;== </text:p>
      <text:p text:style-name="Standard"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no weights given, assuming all ones </text:p>
      <text:p text:style-name="Standard">robust covariance-estimation method: None </text:p>
      <text:p text:style-name="Standard">instances: <text:s/>1241 </text:p>
      <text:p text:style-name="Standard">independent variables: 29 (29 before removing zero-variance variables) </text:p>
      <text:p text:style-name="Standard">dependent variables: 14 (14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530126834561433, 0.361843921516991, 0.206925060942331, 0.0452633417280611, 0.0210188150930933, 0.00999697197910705, 0.00441740692233176, 0.0029567357858866, 0.00248619978944194, 0.000811599077584253, 0.000293452376832328, 0.000121400848920915, 1.99583453190023e-05, 4.68702703621409e-12 </text:p>
      <text:p text:style-name="Standard"><text:soft-page-break/>p-values (asymptotic Wilks): 7.05413505386332e-12, 0.99999999767416, 1, 1, 1, 1, 1, 1, 1, 1, 1, 1, 1, 1 </text:p>
      <text:p text:style-name="Standard">p-values (asymptotic Hotelling): 0, 0.999999948510477, 1, 1, 1, 1, 1, 1, 1, 1, 1, 1, 1, 1 </text:p>
      <text:p text:style-name="Standard">p-values (asymptotic Pillai): 1.35840490078643e-07, 0.999999999904449, 1, 1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530126834561433 </text:p>
      <text:p text:style-name="Standard">canonical root: <text:s/>0.281034460722125 </text:p>
      <text:p text:style-name="Standard">shared variance X: <text:s/>0.497721553582597 </text:p>
      <text:p text:style-name="Standard">shared variance Y: <text:s/>0.0811137498774557 </text:p>
      <text:p text:style-name="Standard">redundancy index X: <text:s/>0.139876908400864 </text:p>
      <text:p text:style-name="Standard">redundancy index Y: <text:s/>0.0227957589539601 </text:p>
      <text:p text:style-name="Standard">"x" </text:p>
      <text:p text:style-name="Standard">"sig_9" -0.212189480521127 </text:p>
      <text:p text:style-name="Standard">"sig_10" -0.23169736846479 </text:p>
      <text:p text:style-name="Standard">"sig_13" -0.232821245542862 </text:p>
      <text:p text:style-name="Standard">"sig_11" -0.273160142436031 </text:p>
      <text:p text:style-name="Standard">"sig_12" -0.292685740106294 </text:p>
      <text:p text:style-name="Standard">"sig_15" -0.293876049989637 </text:p>
      <text:p text:style-name="Standard">"sig_18" -0.296045033770591 </text:p>
      <text:p text:style-name="Standard">"sig_14" -0.302255014933251 </text:p>
      <text:p text:style-name="Standard">"sig_16" -0.304908840874617 </text:p>
      <text:p text:style-name="Standard">"sig_3" -0.329827658812634 </text:p>
      <text:p text:style-name="Standard">"sig_19" -0.329876959356558 </text:p>
      <text:p text:style-name="Standard">"sig_21" -0.343057910908779 </text:p>
      <text:p text:style-name="Standard">"sig_17" -0.354993407571703 </text:p>
      <text:p text:style-name="Standard">"sig_20" -0.363364202312918 </text:p>
      <text:p text:style-name="Standard">"sig_4" -0.364511835103225 </text:p>
      <text:p text:style-name="Standard">"sig_23" -0.376791679199217 </text:p>
      <text:p text:style-name="Standard">"sig_25" -0.393313656591054 </text:p>
      <text:p text:style-name="Standard">"sig_24" -0.396594900291068 </text:p>
      <text:p text:style-name="Standard">"sig_22" -0.403435045705139 </text:p>
      <text:p text:style-name="Standard">"sig_6" -0.4095493068112 </text:p>
      <text:p text:style-name="Standard">"sig_5" -0.416556791006977 </text:p>
      <text:p text:style-name="Standard">"sig_27" -0.421970977216574 </text:p>
      <text:p text:style-name="Standard">"sig_26" -0.426165690577217 </text:p>
      <text:p text:style-name="Standard">"sig_28" -0.44429555896716 </text:p>
      <text:p text:style-name="Standard">"sig_1" -0.453051926929247 </text:p>
      <text:p text:style-name="Standard">"sig_7" -0.454313584962548 </text:p>
      <text:p text:style-name="Standard">"sig_29" -0.46430615776707 </text:p>
      <text:p text:style-name="Standard">"sig_8" -0.479142491460243 </text:p>
      <text:p text:style-name="Standard">"sig_2" -0.499532936369011 </text:p>
      <text:p text:style-name="Standard">----- </text:p>
      <text:p text:style-name="Standard">"x" </text:p>
      <text:p text:style-name="Standard">"Golgi.endosome.vacuole.sorting" 0.111655921978258 </text:p>
      <text:p text:style-name="Standard">"Metabolism.mitochondria" 0.0950477649048382 </text:p>
      <text:p text:style-name="Standard">"DNA.replication...repair.HR.cohesion" 0.0949749193203341 </text:p>
      <text:p text:style-name="Standard">"Chromatin.transcription" 0.0808908170932502 </text:p>
      <text:p text:style-name="Standard">"Cell.polarity.morphogenesis" 0.0799677241526446 </text:p>
      <text:p text:style-name="Standard">"Signaling.stress.response" 0.0716519088009494 </text:p>
      <text:p text:style-name="Standard">"Chrom..seg..kinetoch..spindle.microtub." 0.066696597773356 </text:p>
      <text:p text:style-name="Standard"><text:soft-page-break/>"Protein.folding...glycosylation.cell.wall" 0.0566941389415309 </text:p>
      <text:p text:style-name="Standard">"ER.Golgi.traffic" 0.0562878541332071 </text:p>
      <text:p text:style-name="Standard">"Nuclear.cytoplasmic.transport" 0.0424185802893814 </text:p>
      <text:p text:style-name="Standard">"Cell.cycle.progression.meiosis" 0.0101030282088361 </text:p>
      <text:p text:style-name="Standard">"Protein.degredation.proteosome" 0.00767401924632755 </text:p>
      <text:p text:style-name="Standard">"RNA.processing" -0.0475609645756522 </text:p>
      <text:p text:style-name="Standard">"Ribosome.translation" -0.508987082686986 </text:p>
      <text:p text:style-name="Standard">__________________________________________________ </text:p>
      <text:p text:style-name="Standard"/>
      <text:p text:style-name="P1">==&gt; 7-yeast_biogrid_genetic_boone_CCA/CCA_out/yeast_biogrid_genetic.txt &lt;== </text:p>
      <text:p text:style-name="Standard"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no weights given, assuming all ones </text:p>
      <text:p text:style-name="Standard">robust covariance-estimation method: None </text:p>
      <text:p text:style-name="Standard">instances: <text:s/>3194 </text:p>
      <text:p text:style-name="Standard">independent variables: 29 (29 before removing zero-variance variables) </text:p>
      <text:p text:style-name="Standard">dependent variables: 14 (14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345898747530568, 0.225253241302983, 0.192166372706951, 0.152207771368256, 0.125467954333461, 0.0838134364268649, 0.0414587398071686, 0.0349862906272815, 0.0267829805194673, 0.0204493876758583, 0.0133903458974968, 0.00780910965545125, 0.00468155216669138, 3.66692195078349e-12 </text:p>
      <text:p text:style-name="Standard">p-values (asymptotic Wilks): 0, 0.0022897950861186, 0.96274721478692, 0.999999999803514, 1, 1, 1, 1, 1, 1, 1, 1, 1, 1 </text:p>
      <text:p text:style-name="Standard">p-values (asymptotic Hotelling): 0, 0.00140322624264066, 0.954461092089526, 0.999999999732645, 1, 1, 1, 1, 1, 1, 1, 1, 1, 1 </text:p>
      <text:p text:style-name="Standard">p-values (asymptotic Pillai): 0, 0.00359336909789421, 0.969147469427546, 0.999999999845346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345898747530568 </text:p>
      <text:p text:style-name="Standard">canonical root: <text:s/>0.119645943543215 </text:p>
      <text:p text:style-name="Standard">shared variance X: <text:s/>0.22401408775993 </text:p>
      <text:p text:style-name="Standard">shared variance Y: <text:s/>0.0802124263544652 </text:p>
      <text:p text:style-name="Standard">redundancy index X: <text:s/>0.0268023768970095 </text:p>
      <text:p text:style-name="Standard">redundancy index Y: <text:s/>0.00959709143507066 </text:p>
      <text:p text:style-name="Standard">"x" </text:p>
      <text:p text:style-name="Standard">"sig_11" -0.0551769634216806 </text:p>
      <text:p text:style-name="Standard">"sig_10" -0.0881022932088438 </text:p>
      <text:p text:style-name="Standard">"sig_9" -0.0921700695229395 </text:p>
      <text:p text:style-name="Standard">"sig_14" -0.10259516324479 </text:p>
      <text:p text:style-name="Standard">"sig_16" -0.11486409875365 </text:p>
      <text:p text:style-name="Standard">"sig_13" -0.117355102815521 </text:p>
      <text:p text:style-name="Standard">"sig_12" -0.117809704835365 </text:p>
      <text:p text:style-name="Standard"><text:soft-page-break/>"sig_15" -0.117830736805456 </text:p>
      <text:p text:style-name="Standard">"sig_4" -0.120009433616735 </text:p>
      <text:p text:style-name="Standard">"sig_3" -0.133039386074082 </text:p>
      <text:p text:style-name="Standard">"sig_20" -0.137327306466373 </text:p>
      <text:p text:style-name="Standard">"sig_18" -0.139299917258546 </text:p>
      <text:p text:style-name="Standard">"sig_17" -0.139351536301352 </text:p>
      <text:p text:style-name="Standard">"sig_21" -0.142043755220121 </text:p>
      <text:p text:style-name="Standard">"sig_19" -0.144161490286786 </text:p>
      <text:p text:style-name="Standard">"sig_25" -0.164290225528346 </text:p>
      <text:p text:style-name="Standard">"sig_5" -0.165378699840157 </text:p>
      <text:p text:style-name="Standard">"sig_22" -0.165421846375952 </text:p>
      <text:p text:style-name="Standard">"sig_24" -0.166340022106763 </text:p>
      <text:p text:style-name="Standard">"sig_6" -0.167983901367485 </text:p>
      <text:p text:style-name="Standard">"sig_23" -0.169263770994989 </text:p>
      <text:p text:style-name="Standard">"sig_1" -0.177760143478368 </text:p>
      <text:p text:style-name="Standard">"sig_27" -0.184914003335098 </text:p>
      <text:p text:style-name="Standard">"sig_26" -0.190232437320193 </text:p>
      <text:p text:style-name="Standard">"sig_7" -0.201196864769798 </text:p>
      <text:p text:style-name="Standard">"sig_28" -0.209521009110606 </text:p>
      <text:p text:style-name="Standard">"sig_2" -0.232243524038129 </text:p>
      <text:p text:style-name="Standard">"sig_29" -0.232692589398075 </text:p>
      <text:p text:style-name="Standard">"sig_8" -0.234253259522763 </text:p>
      <text:p text:style-name="Standard">----- </text:p>
      <text:p text:style-name="Standard">"x" </text:p>
      <text:p text:style-name="Standard">"Metabolism.mitochondria" 0.147874525297607 </text:p>
      <text:p text:style-name="Standard">"Ribosome.translation" 0.0753500601829054 </text:p>
      <text:p text:style-name="Standard">"Cell.polarity.morphogenesis" 0.0594431695713238 </text:p>
      <text:p text:style-name="Standard">"RNA.processing" 0.0567141147811023 </text:p>
      <text:p text:style-name="Standard">"Protein.folding...glycosylation.cell.wall" 0.0463691470645248 </text:p>
      <text:p text:style-name="Standard">"Signaling.stress.response" 0.0403017597131823 </text:p>
      <text:p text:style-name="Standard">"Cell.cycle.progression.meiosis" 0.035408954689929 </text:p>
      <text:p text:style-name="Standard">"Nuclear.cytoplasmic.transport" 0.0180588923787346 </text:p>
      <text:p text:style-name="Standard">"Golgi.endosome.vacuole.sorting" 0.0167303035785614 </text:p>
      <text:p text:style-name="Standard">"Protein.degredation.proteosome" -0.00324927490158622 </text:p>
      <text:p text:style-name="Standard">"ER.Golgi.traffic" -0.0155264565216734 </text:p>
      <text:p text:style-name="Standard">"Chrom..seg..kinetoch..spindle.microtub." -0.0310708153407769 </text:p>
      <text:p text:style-name="Standard">"DNA.replication...repair.HR.cohesion" -0.219151127981763 </text:p>
      <text:p text:style-name="Standard">"Chromatin.transcription" -0.232418063465632 </text:p>
      <text:p text:style-name="Standard">__________________________________________________ </text:p>
      <text:p text:style-name="Standard"/>
      <text:p text:style-name="Standard"/>
      <text:p text:style-name="Standard"><text:span text:style-name="T1">==&gt; 10-biogrid_yeast_ppi_noYLL039C_full_boone_CCA/CCA_out/biogrid_yeast_ppi_noYLL039C_full.t</text:span>xt &lt;== </text:p>
      <text:p text:style-name="Standard"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<text:soft-page-break/>no weights given, assuming all ones </text:p>
      <text:p text:style-name="Standard">robust covariance-estimation method: None </text:p>
      <text:p text:style-name="Standard">instances: <text:s/>3213 </text:p>
      <text:p text:style-name="Standard">independent variables: 29 (29 before removing zero-variance variables) </text:p>
      <text:p text:style-name="Standard">dependent variables: 14 (14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45880430741723, 0.334360215431518, 0.1420314043403, 0.132113078886416, 0.126037346446307, 0.0858490466766794, 0.0751817045510912, 0.0495975179653885, 0.0251233141995856, 0.0202085926434529, 0.00669445592243282, 0.00523369061950981, 0.00172734205429482, 2.59750328836361e-12 </text:p>
      <text:p text:style-name="Standard">p-values (asymptotic Wilks): 0, 3.95239396766556e-14, 0.9999925714824, 0.999999999834122, 1, 1, 1, 1, 1, 1, 1, 1, 1, 1 </text:p>
      <text:p text:style-name="Standard">p-values (asymptotic Hotelling): 0, 6.66133814775094e-16, 0.999991294598666, 0.999999999799288, 1, 1, 1, 1, 1, 1, 1, 1, 1, 1 </text:p>
      <text:p text:style-name="Standard">p-values (asymptotic Pillai): 0, 1.39732669879322e-12, 0.999993443367027, 0.999999999853165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45880430741723 </text:p>
      <text:p text:style-name="Standard">canonical root: <text:s/>0.210501392504605 </text:p>
      <text:p text:style-name="Standard">shared variance X: <text:s/>0.146950744641231 </text:p>
      <text:p text:style-name="Standard">shared variance Y: <text:s/>0.0793050041353958 </text:p>
      <text:p text:style-name="Standard">redundancy index X: <text:s/>0.0309333363765677 </text:p>
      <text:p text:style-name="Standard">redundancy index Y: <text:s/>0.0166938138030842 </text:p>
      <text:p text:style-name="Standard">"x" </text:p>
      <text:p text:style-name="Standard">"sig_11" -0.0335008490033594 </text:p>
      <text:p text:style-name="Standard">"sig_14" -0.0391537348322753 </text:p>
      <text:p text:style-name="Standard">"sig_10" -0.0409595646198318 </text:p>
      <text:p text:style-name="Standard">"sig_4" -0.0426056194541177 </text:p>
      <text:p text:style-name="Standard">"sig_9" -0.0499901600190122 </text:p>
      <text:p text:style-name="Standard">"sig_16" -0.0545855659016712 </text:p>
      <text:p text:style-name="Standard">"sig_20" -0.0564132469786062 </text:p>
      <text:p text:style-name="Standard">"sig_12" -0.0570348147961002 </text:p>
      <text:p text:style-name="Standard">"sig_17" -0.0668197918344551 </text:p>
      <text:p text:style-name="Standard">"sig_3" -0.0741528141430949 </text:p>
      <text:p text:style-name="Standard">"sig_13" -0.0758506944969938 </text:p>
      <text:p text:style-name="Standard">"sig_22" -0.0836100209712914 </text:p>
      <text:p text:style-name="Standard">"sig_15" -0.0868136570402509 </text:p>
      <text:p text:style-name="Standard">"sig_18" -0.1024025656627 </text:p>
      <text:p text:style-name="Standard">"sig_19" -0.105622260347412 </text:p>
      <text:p text:style-name="Standard">"sig_1" -0.119007594487353 </text:p>
      <text:p text:style-name="Standard">"sig_21" -0.128874211571179 </text:p>
      <text:p text:style-name="Standard">"sig_6" -0.131148971139729 </text:p>
      <text:p text:style-name="Standard">"sig_23" -0.1450657878404 </text:p>
      <text:p text:style-name="Standard">"sig_5" -0.172067047001145 </text:p>
      <text:p text:style-name="Standard">"sig_24" -0.191165208583122 </text:p>
      <text:p text:style-name="Standard">"sig_25" -0.191580063628038 </text:p>
      <text:p text:style-name="Standard">"sig_26" -0.253455034820029 </text:p>
      <text:p text:style-name="Standard">"sig_27" -0.264910205957605 </text:p>
      <text:p text:style-name="Standard">"sig_7" -0.275508344217967 </text:p>
      <text:p text:style-name="Standard"><text:soft-page-break/>"sig_28" -0.289739702115225 </text:p>
      <text:p text:style-name="Standard">"sig_29" -0.299368501765292 </text:p>
      <text:p text:style-name="Standard">"sig_8" -0.324296804477194 </text:p>
      <text:p text:style-name="Standard">"sig_2" -0.345230081760038 </text:p>
      <text:p text:style-name="Standard">----- </text:p>
      <text:p text:style-name="Standard">"x" </text:p>
      <text:p text:style-name="Standard">"Metabolism.mitochondria" 0.158613705213679 </text:p>
      <text:p text:style-name="Standard">"Golgi.endosome.vacuole.sorting" 0.0917174364025812 </text:p>
      <text:p text:style-name="Standard">"Protein.folding...glycosylation.cell.wall" 0.0879435513193002 </text:p>
      <text:p text:style-name="Standard">"Cell.polarity.morphogenesis" 0.0780618327851984 </text:p>
      <text:p text:style-name="Standard">"DNA.replication...repair.HR.cohesion" 0.0767868682121237 </text:p>
      <text:p text:style-name="Standard">"Signaling.stress.response" 0.0651268670024973 </text:p>
      <text:p text:style-name="Standard">"ER.Golgi.traffic" 0.0500043262291588 </text:p>
      <text:p text:style-name="Standard">"Chrom..seg..kinetoch..spindle.microtub." 0.0486399094923175 </text:p>
      <text:p text:style-name="Standard">"Cell.cycle.progression.meiosis" 0.0394419673356677 </text:p>
      <text:p text:style-name="Standard">"Nuclear.cytoplasmic.transport" -0.0100198222843484 </text:p>
      <text:p text:style-name="Standard">"Protein.degredation.proteosome" -0.0157390822678899 </text:p>
      <text:p text:style-name="Standard">"Chromatin.transcription" -0.0283716381202604 </text:p>
      <text:p text:style-name="Standard">"RNA.processing" -0.240026232630838 </text:p>
      <text:p text:style-name="Standard">"Ribosome.translation" -0.352812642444517 </text:p>
      <text:p text:style-name="Standard">__________________________________________________ </text:p>
      <text:p text:style-name="Standard"/>
      <text:p text:style-name="P1">==&gt; 11-biogrid_yeast_ppi_hc_boone_CCA/CCA_out/biogrid_yeast_ppi_hc.txt &lt;== </text:p>
      <text:p text:style-name="Standard"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no weights given, assuming all ones </text:p>
      <text:p text:style-name="Standard">robust covariance-estimation method: None </text:p>
      <text:p text:style-name="Standard">instances: <text:s/>2574 </text:p>
      <text:p text:style-name="Standard">independent variables: 29 (29 before removing zero-variance variables) </text:p>
      <text:p text:style-name="Standard">dependent variables: 14 (14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480627179279578, 0.352528060869427, 0.270443084759021, 0.151403419086887, 0.0815863199453, 0.0709716081173748, 0.0613185769398159, 0.0432744905634365, 0.0108699833330386, 0.00878904002122636, 0.00333002191987313, 0.00202123923726412, 0.00120516810095203, 2.09204692548251e-12 </text:p>
      <text:p text:style-name="Standard">p-values (asymptotic Wilks): 0, 0, 0.849357929016897, 1, 1, 1, 1, 1, 1, 1, 1, 1, 1, 1 </text:p>
      <text:p text:style-name="Standard">p-values (asymptotic Hotelling): 0, 0, 0.780582736787638, 1, 1, 1, 1, 1, 1, 1, 1, 1, 1, 1 </text:p>
      <text:p text:style-name="Standard">p-values (asymptotic Pillai): 0, 4.66293670342566e-15, 0.899189518236576, 1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480627179279578 </text:p>
      <text:p text:style-name="Standard">canonical root: <text:s/>0.231002485462244 </text:p>
      <text:p text:style-name="Standard">shared variance X: <text:s/>0.115565674552335 </text:p>
      <text:p text:style-name="Standard"><text:soft-page-break/>shared variance Y: <text:s/>0.0801859937736547 </text:p>
      <text:p text:style-name="Standard">redundancy index X: <text:s/>0.02669595805571 </text:p>
      <text:p text:style-name="Standard">redundancy index Y: <text:s/>0.0185231638609742 </text:p>
      <text:p text:style-name="Standard">"x" </text:p>
      <text:p text:style-name="Standard">"sig_11" -0.0119779378405587 </text:p>
      <text:p text:style-name="Standard">"sig_4" -0.015018428077976 </text:p>
      <text:p text:style-name="Standard">"sig_14" -0.0164028680357963 </text:p>
      <text:p text:style-name="Standard">"sig_10" -0.0278177448848956 </text:p>
      <text:p text:style-name="Standard">"sig_17" -0.0911416140538267 </text:p>
      <text:p text:style-name="Standard">"sig_1" -0.113103369651705 </text:p>
      <text:p text:style-name="Standard">"sig_23" -0.119081755255454 </text:p>
      <text:p text:style-name="Standard">"sig_12" -0.123726418244095 </text:p>
      <text:p text:style-name="Standard">"sig_19" -0.127379065608306 </text:p>
      <text:p text:style-name="Standard">"sig_16" -0.136782050293979 </text:p>
      <text:p text:style-name="Standard">"sig_9" -0.137854551520488 </text:p>
      <text:p text:style-name="Standard">"sig_18" -0.139816705273713 </text:p>
      <text:p text:style-name="Standard">"sig_15" -0.13997096292874 </text:p>
      <text:p text:style-name="Standard">"sig_6" -0.146767426703034 </text:p>
      <text:p text:style-name="Standard">"sig_20" -0.14789838467656 </text:p>
      <text:p text:style-name="Standard">"sig_13" -0.152075171589064 </text:p>
      <text:p text:style-name="Standard">"sig_22" -0.156927183812745 </text:p>
      <text:p text:style-name="Standard">"sig_21" -0.162365023831832 </text:p>
      <text:p text:style-name="Standard">"sig_3" -0.165003498173753 </text:p>
      <text:p text:style-name="Standard">"sig_25" -0.167230519879966 </text:p>
      <text:p text:style-name="Standard">"sig_24" -0.174202197302304 </text:p>
      <text:p text:style-name="Standard">"sig_27" -0.176044279367578 </text:p>
      <text:p text:style-name="Standard">"sig_26" -0.184355849663703 </text:p>
      <text:p text:style-name="Standard">"sig_28" -0.187954744778803 </text:p>
      <text:p text:style-name="Standard">"sig_29" -0.190331258989726 </text:p>
      <text:p text:style-name="Standard">"sig_5" -0.195533698267289 </text:p>
      <text:p text:style-name="Standard">"sig_7" -0.233129780389112 </text:p>
      <text:p text:style-name="Standard">"sig_8" -0.251401123286975 </text:p>
      <text:p text:style-name="Standard">"sig_2" -0.322635337534557 </text:p>
      <text:p text:style-name="Standard">----- </text:p>
      <text:p text:style-name="Standard">"x" </text:p>
      <text:p text:style-name="Standard">"Metabolism.mitochondria" 0.170694094856535 </text:p>
      <text:p text:style-name="Standard">"Cell.polarity.morphogenesis" 0.100732059796327 </text:p>
      <text:p text:style-name="Standard">"Protein.folding...glycosylation.cell.wall" 0.0946501617805622 </text:p>
      <text:p text:style-name="Standard">"Golgi.endosome.vacuole.sorting" 0.0875840454530169 </text:p>
      <text:p text:style-name="Standard">"Signaling.stress.response" 0.0854740180195598 </text:p>
      <text:p text:style-name="Standard">"DNA.replication...repair.HR.cohesion" 0.0833685291957366 </text:p>
      <text:p text:style-name="Standard">"ER.Golgi.traffic" 0.0566929205702521 </text:p>
      <text:p text:style-name="Standard">"Chrom..seg..kinetoch..spindle.microtub." 0.0561706696779016 </text:p>
      <text:p text:style-name="Standard">"Cell.cycle.progression.meiosis" 0.0439940011223377 </text:p>
      <text:p text:style-name="Standard">"Nuclear.cytoplasmic.transport" 0.0163091921704493 </text:p>
      <text:p text:style-name="Standard">"Ribosome.translation" 0.00935415395080078 </text:p>
      <text:p text:style-name="Standard">"Protein.degredation.proteosome" -0.0579729929892282 </text:p>
      <text:p text:style-name="Standard">"Chromatin.transcription" -0.246174503929106 </text:p>
      <text:p text:style-name="Standard">"RNA.processing" -0.357067691021968 </text:p>
      <text:p text:style-name="Standard">__________________________________________________ </text:p>
      <text:p text:style-name="Standard"/>
      <text:p text:style-name="P1">==&gt; 12-yeast_apms_collins_merin_CCA/CCA_out/yeast_apms_collins.txt &lt;== </text:p>
      <text:p text:style-name="Standard"><text:soft-page-break/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no weights given, assuming all ones </text:p>
      <text:p text:style-name="Standard">robust covariance-estimation method: None </text:p>
      <text:p text:style-name="Standard">instances: <text:s/>1566 </text:p>
      <text:p text:style-name="Standard">independent variables: 29 (29 before removing zero-variance variables) </text:p>
      <text:p text:style-name="Standard">dependent variables: 13 (13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544892162389242, 0.248623359284329, 0.104546658209469, 0.0698693547090216, 0.0471148670028552, 0.0333416064826747, 0.0171933571928798, 0.00600785354494836, 0.00136441369687946, 0.00107901236678116, 0.000102163421900291, 2.13174682863128e-05, 4.44110495008666e-12 </text:p>
      <text:p text:style-name="Standard">p-values (asymptotic Wilks): 0, 1, 1, 1, 1, 1, 1, 1, 1, 1, 1, 1, 1 </text:p>
      <text:p text:style-name="Standard">p-values (asymptotic Hotelling): 0, 1, 1, 1, 1, 1, 1, 1, 1, 1, 1, 1, 1 </text:p>
      <text:p text:style-name="Standard">p-values (asymptotic Pillai): 5.06950037504339e-12, 1, 1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544892162389242 </text:p>
      <text:p text:style-name="Standard">canonical root: <text:s/>0.296907468633224 </text:p>
      <text:p text:style-name="Standard">shared variance X: <text:s/>0.475784003049143 </text:p>
      <text:p text:style-name="Standard">shared variance Y: <text:s/>0.0879401590091665 </text:p>
      <text:p text:style-name="Standard">redundancy index X: <text:s/>0.141263823961503 </text:p>
      <text:p text:style-name="Standard">redundancy index Y: <text:s/>0.0261100900026148 </text:p>
      <text:p text:style-name="Standard">"x" </text:p>
      <text:p text:style-name="Standard">"sig_9" -0.212026065128185 </text:p>
      <text:p text:style-name="Standard">"sig_13" -0.230801706957958 </text:p>
      <text:p text:style-name="Standard">"sig_10" -0.235598148946088 </text:p>
      <text:p text:style-name="Standard">"sig_11" -0.279105196502028 </text:p>
      <text:p text:style-name="Standard">"sig_15" -0.289307378462571 </text:p>
      <text:p text:style-name="Standard">"sig_18" -0.290827205805071 </text:p>
      <text:p text:style-name="Standard">"sig_12" -0.296789663990839 </text:p>
      <text:p text:style-name="Standard">"sig_14" -0.305178733410265 </text:p>
      <text:p text:style-name="Standard">"sig_16" -0.306044842814076 </text:p>
      <text:p text:style-name="Standard">"sig_3" -0.324791588613672 </text:p>
      <text:p text:style-name="Standard">"sig_19" -0.329808702694567 </text:p>
      <text:p text:style-name="Standard">"sig_21" -0.340181621625768 </text:p>
      <text:p text:style-name="Standard">"sig_17" -0.35616237131605 </text:p>
      <text:p text:style-name="Standard">"sig_4" -0.362012160247897 </text:p>
      <text:p text:style-name="Standard">"sig_20" -0.363830057895866 </text:p>
      <text:p text:style-name="Standard">"sig_23" -0.381028637991733 </text:p>
      <text:p text:style-name="Standard">"sig_25" -0.392689647466987 </text:p>
      <text:p text:style-name="Standard">"sig_24" -0.392722175847764 </text:p>
      <text:p text:style-name="Standard">"sig_22" -0.399912734540233 </text:p>
      <text:p text:style-name="Standard">"sig_6" -0.405766539047981 </text:p>
      <text:p text:style-name="Standard"><text:soft-page-break/>"sig_5" -0.411176114515425 </text:p>
      <text:p text:style-name="Standard">"sig_27" -0.421748632800405 </text:p>
      <text:p text:style-name="Standard">"sig_26" -0.42604088494671 </text:p>
      <text:p text:style-name="Standard">"sig_1" -0.44138753874283 </text:p>
      <text:p text:style-name="Standard">"sig_28" -0.447632062932571 </text:p>
      <text:p text:style-name="Standard">"sig_7" -0.452477516146797 </text:p>
      <text:p text:style-name="Standard">"sig_29" -0.476223678139649 </text:p>
      <text:p text:style-name="Standard">"sig_8" -0.489675133977061 </text:p>
      <text:p text:style-name="Standard">"sig_2" -0.505434908247228 </text:p>
      <text:p text:style-name="Standard">----- </text:p>
      <text:p text:style-name="Standard">"x" </text:p>
      <text:p text:style-name="Standard">"X.O." 0.104102534665489 </text:p>
      <text:p text:style-name="Standard">"X.U." 0.100382845116751 </text:p>
      <text:p text:style-name="Standard">"X.D." 0.0948091969757041 </text:p>
      <text:p text:style-name="Standard">"X.M." 0.0726108674631589 </text:p>
      <text:p text:style-name="Standard">"X.C." 0.0620774080694442 </text:p>
      <text:p text:style-name="Standard">"X.E." 0.0579127948652987 </text:p>
      <text:p text:style-name="Standard">"X.F." 0.0495838871365898 </text:p>
      <text:p text:style-name="Standard">"X.G." 0.0479167960833334 </text:p>
      <text:p text:style-name="Standard">"X.B." 0.0423225178542114 </text:p>
      <text:p text:style-name="Standard">"X.R." 0.0359243057574675 </text:p>
      <text:p text:style-name="Standard">"X.A." 0.0317350841760096 </text:p>
      <text:p text:style-name="Standard">"X.T." 0.0213862182416464 </text:p>
      <text:p text:style-name="Standard">"X.P." -0.542733791212077 </text:p>
      <text:p text:style-name="Standard">__________________________________________________ </text:p>
      <text:p text:style-name="Standard"/>
      <text:p text:style-name="P1">==&gt; 16-biogrid_yeast_ppi_noYLL039C_full_merin_CCA/CCA_out/biogrid_yeast_ppi_noYLL039C_full.txt &lt;== </text:p>
      <text:p text:style-name="Standard"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no weights given, assuming all ones </text:p>
      <text:p text:style-name="Standard">robust covariance-estimation method: None </text:p>
      <text:p text:style-name="Standard">instances: <text:s/>5426 </text:p>
      <text:p text:style-name="Standard">independent variables: 29 (29 before removing zero-variance variables) </text:p>
      <text:p text:style-name="Standard">dependent variables: 13 (13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457793640216691, 0.2595970297473, 0.133669128165249, 0.100625895821383, 0.0661686496315145, 0.0353136085033062, 0.0228192325479487, 0.0159208153631233, 0.013363879119108, 0.00304678279056754, 0.00201204048964762, 0.000800193678138186, 4.59461642728709e-12 </text:p>
      <text:p text:style-name="Standard">p-values (asymptotic Wilks): 0, 6.77236045021345e-14, 0.99999986626606, 1, 1, 1, 1, 1, 1, 1, 1, 1, 1 </text:p>
      <text:p text:style-name="Standard">p-values (asymptotic Hotelling): 0, 5.99520433297585e-15, 0.999999832606628, 1, 1, 1, 1, 1, 1, 1, <text:soft-page-break/>1, 1, 1 </text:p>
      <text:p text:style-name="Standard">p-values (asymptotic Pillai): 0, 6.56585896763318e-13, 0.999999891170033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457793640216691 </text:p>
      <text:p text:style-name="Standard">canonical root: <text:s/>0.209575017022849 </text:p>
      <text:p text:style-name="Standard">shared variance X: <text:s/>0.187906774072764 </text:p>
      <text:p text:style-name="Standard">shared variance Y: <text:s/>0.0831806542246869 </text:p>
      <text:p text:style-name="Standard">redundancy index X: <text:s/>0.0393805653750081 </text:p>
      <text:p text:style-name="Standard">redundancy index Y: <text:s/>0.0174325870251104 </text:p>
      <text:p text:style-name="Standard">"x" </text:p>
      <text:p text:style-name="Standard">"sig_10" -0.0326993725861056 </text:p>
      <text:p text:style-name="Standard">"sig_11" -0.0359054072208462 </text:p>
      <text:p text:style-name="Standard">"sig_14" -0.0384362519219121 </text:p>
      <text:p text:style-name="Standard">"sig_4" -0.0387024997873069 </text:p>
      <text:p text:style-name="Standard">"sig_9" -0.0389688289892214 </text:p>
      <text:p text:style-name="Standard">"sig_12" -0.0527216984724671 </text:p>
      <text:p text:style-name="Standard">"sig_16" -0.0531995931183881 </text:p>
      <text:p text:style-name="Standard">"sig_20" -0.0639653777585132 </text:p>
      <text:p text:style-name="Standard">"sig_3" -0.0652846004609765 </text:p>
      <text:p text:style-name="Standard">"sig_17" -0.0666187224384383 </text:p>
      <text:p text:style-name="Standard">"sig_13" -0.0735321755632051 </text:p>
      <text:p text:style-name="Standard">"sig_22" -0.0813254193954455 </text:p>
      <text:p text:style-name="Standard">"sig_15" -0.0831442185666287 </text:p>
      <text:p text:style-name="Standard">"sig_18" -0.102397710589111 </text:p>
      <text:p text:style-name="Standard">"sig_1" -0.112988145193408 </text:p>
      <text:p text:style-name="Standard">"sig_19" -0.120262489929942 </text:p>
      <text:p text:style-name="Standard">"sig_6" -0.135762040204614 </text:p>
      <text:p text:style-name="Standard">"sig_21" -0.138437674464701 </text:p>
      <text:p text:style-name="Standard">"sig_23" -0.17370013773394 </text:p>
      <text:p text:style-name="Standard">"sig_5" -0.184341882559055 </text:p>
      <text:p text:style-name="Standard">"sig_24" -0.213680407711576 </text:p>
      <text:p text:style-name="Standard">"sig_25" -0.223800795369718 </text:p>
      <text:p text:style-name="Standard">"sig_26" -0.296035205302833 </text:p>
      <text:p text:style-name="Standard">"sig_7" -0.305690787155944 </text:p>
      <text:p text:style-name="Standard">"sig_27" -0.310887976184902 </text:p>
      <text:p text:style-name="Standard">"sig_28" -0.348435706498005 </text:p>
      <text:p text:style-name="Standard">"sig_2" -0.370431421774572 </text:p>
      <text:p text:style-name="Standard">"sig_29" -0.370990452689801 </text:p>
      <text:p text:style-name="Standard">"sig_8" -0.378489823251369 </text:p>
      <text:p text:style-name="Standard">----- </text:p>
      <text:p text:style-name="Standard">"x" </text:p>
      <text:p text:style-name="Standard">"X.U." 0.10778056797161 </text:p>
      <text:p text:style-name="Standard">"X.M." 0.0761545516265312 </text:p>
      <text:p text:style-name="Standard">"X.A." 0.0543393225353614 </text:p>
      <text:p text:style-name="Standard">"X.E." 0.0400743387252687 </text:p>
      <text:p text:style-name="Standard">"X.G." 0.0361501849555575 </text:p>
      <text:p text:style-name="Standard">"X.R." 0.0349808309292134 </text:p>
      <text:p text:style-name="Standard">"X.O." 0.0343116092017051 </text:p>
      <text:p text:style-name="Standard">"X.C." 0.0338535923109098 </text:p>
      <text:p text:style-name="Standard">"X.D." 0.0283799223527677 </text:p>
      <text:p text:style-name="Standard"><text:soft-page-break/>"X.F." 0.0276252683425219 </text:p>
      <text:p text:style-name="Standard">"X.B." 0.0139298396422311 </text:p>
      <text:p text:style-name="Standard">"X.T." -0.117212944705058 </text:p>
      <text:p text:style-name="Standard">"X.P." -0.440679219008082 </text:p>
      <text:p text:style-name="Standard">__________________________________________________ </text:p>
      <text:p text:style-name="Standard"/>
      <text:p text:style-name="P1">==&gt; 17-biogrid_yeast_ppi_hc_merin_CCA/CCA_out/biogrid_yeast_ppi_hc.txt &lt;== </text:p>
      <text:p text:style-name="Standard">data1: <text:s/>../CCA_in/gcv_list_matched-to_indicator_list.csv </text:p>
      <text:p text:style-name="Standard">data2: <text:s/>../CCA_in/indicator_list_matched-to_gcv_list.csv </text:p>
      <text:p text:style-name="Standard">instance-name mismatches: <text:s/>0 </text:p>
      <text:p text:style-name="Standard">x-transform: (none) </text:p>
      <text:p text:style-name="Standard">y-transform: (none) </text:p>
      <text:p text:style-name="Standard">not normalizing x-rows </text:p>
      <text:p text:style-name="Standard">not normalizing y-rows </text:p>
      <text:p text:style-name="Standard">scaling X and Y </text:p>
      <text:p text:style-name="Standard">no weights given, assuming all ones </text:p>
      <text:p text:style-name="Standard">robust covariance-estimation method: None </text:p>
      <text:p text:style-name="Standard">instances: <text:s/>3739 </text:p>
      <text:p text:style-name="Standard">independent variables: 29 (29 before removing zero-variance variables) </text:p>
      <text:p text:style-name="Standard">dependent variables: 13 (13 before removing zero-variance variables) </text:p>
      <text:p text:style-name="Standard">regularization type: <text:s/>given </text:p>
      <text:p text:style-name="Standard">regularization lambda1: <text:s/>0.001 </text:p>
      <text:p text:style-name="Standard">regularization lambda2: <text:s/>0.001 </text:p>
      <text:p text:style-name="Standard">canonical correlations: <text:s/>0.424493771565584, 0.233628261267086, 0.190279076195741, 0.10686030130993, 0.076884435076271, 0.0566560857280131, 0.045671531187661, 0.0292231671607533, 0.00374647602928837, 0.00289244317377023, 0.0017142604652321, 0.00137115740152111, 2.87395925446758e-12 </text:p>
      <text:p text:style-name="Standard">p-values (asymptotic Wilks): 0, 0.000260974852365647, 0.999353801619981, 1, 1, 1, 1, 1, 1, 1, 1, 1, 1 </text:p>
      <text:p text:style-name="Standard">p-values (asymptotic Hotelling): 0, 0.000122849269693415, 0.999092856011398, 1, 1, 1, 1, 1, 1, 1, 1, 1, 1 </text:p>
      <text:p text:style-name="Standard">p-values (asymptotic Pillai): 0, 0.000523929849900573, 0.999532961060552, 1, 1, 1, 1, 1, 1, 1, 1, 1, 1 </text:p>
      <text:p text:style-name="Standard">__________________________________________________ </text:p>
      <text:p text:style-name="Standard">match <text:s/>1 : </text:p>
      <text:p text:style-name="Standard">canonical correlation: <text:s/>0.424493771565584 </text:p>
      <text:p text:style-name="Standard">canonical root: <text:s/>0.180194962097974 </text:p>
      <text:p text:style-name="Standard">shared variance X: <text:s/>0.0352451644086494 </text:p>
      <text:p text:style-name="Standard">shared variance Y: <text:s/>0.0840577489844797 </text:p>
      <text:p text:style-name="Standard">redundancy index X: <text:s/>0.00635100106475346 </text:p>
      <text:p text:style-name="Standard">redundancy index Y: <text:s/>0.0151467828922994 </text:p>
      <text:p text:style-name="Standard">"x" </text:p>
      <text:p text:style-name="Standard">"sig_11" 0.00615470207634573 </text:p>
      <text:p text:style-name="Standard">"sig_4" 0.00504623777854404 </text:p>
      <text:p text:style-name="Standard">"sig_14" 0.00442874775308286 </text:p>
      <text:p text:style-name="Standard">"sig_10" 0.00384959851621533 </text:p>
      <text:p text:style-name="Standard">"sig_9" 0.00131980902054059 </text:p>
      <text:p text:style-name="Standard">"sig_16" 0.000254687723151294 </text:p>
      <text:p text:style-name="Standard">"sig_20" -0.000286593984447435 </text:p>
      <text:p text:style-name="Standard">"sig_12" -0.00999888477920179 </text:p>
      <text:p text:style-name="Standard">"sig_3" -0.0113237855573394 </text:p>
      <text:p text:style-name="Standard">"sig_15" -0.0128471431399962 </text:p>
      <text:p text:style-name="Standard"><text:soft-page-break/>"sig_13" -0.0178707390058732 </text:p>
      <text:p text:style-name="Standard">"sig_17" -0.0230687440709742 </text:p>
      <text:p text:style-name="Standard">"sig_1" -0.0329380822531339 </text:p>
      <text:p text:style-name="Standard">"sig_23" -0.0430387257478965 </text:p>
      <text:p text:style-name="Standard">"sig_19" -0.04477162249344 </text:p>
      <text:p text:style-name="Standard">"sig_6" -0.0525594098676211 </text:p>
      <text:p text:style-name="Standard">"sig_21" -0.0564164462738961 </text:p>
      <text:p text:style-name="Standard">"sig_5" -0.0595007916680764 </text:p>
      <text:p text:style-name="Standard">"sig_25" -0.0638289751081469 </text:p>
      <text:p text:style-name="Standard">"sig_18" -0.0704245522899768 </text:p>
      <text:p text:style-name="Standard">"sig_27" -0.0772483273862045 </text:p>
      <text:p text:style-name="Standard">"sig_22" -0.0779804456040846 </text:p>
      <text:p text:style-name="Standard">"sig_24" -0.0917841286862702 </text:p>
      <text:p text:style-name="Standard">"sig_26" -0.100009929766389 </text:p>
      <text:p text:style-name="Standard">"sig_28" -0.10302660841484 </text:p>
      <text:p text:style-name="Standard">"sig_29" -0.11273512738831 </text:p>
      <text:p text:style-name="Standard">"sig_7" -0.139579432212895 </text:p>
      <text:p text:style-name="Standard">"sig_8" -0.165033816607569 </text:p>
      <text:p text:style-name="Standard">"sig_2" -0.223518564656672 </text:p>
      <text:p text:style-name="Standard">----- </text:p>
      <text:p text:style-name="Standard">"x" </text:p>
      <text:p text:style-name="Standard">"X.M." 0.0999257313876536 </text:p>
      <text:p text:style-name="Standard">"X.A." 0.0719525568889254 </text:p>
      <text:p text:style-name="Standard">"X.E." 0.0670675726211212 </text:p>
      <text:p text:style-name="Standard">"X.U." 0.0663773428590805 </text:p>
      <text:p text:style-name="Standard">"X.C." 0.0595699379699463 </text:p>
      <text:p text:style-name="Standard">"X.G." 0.0553090173486339 </text:p>
      <text:p text:style-name="Standard">"X.R." 0.0432099270423182 </text:p>
      <text:p text:style-name="Standard">"X.O." 0.0387730721041148 </text:p>
      <text:p text:style-name="Standard">"X.F." 0.0351355962557362 </text:p>
      <text:p text:style-name="Standard">"X.D." 0.00375552637924399 </text:p>
      <text:p text:style-name="Standard">"X.P." 0.0036170242868089 </text:p>
      <text:p text:style-name="Standard">"X.B." -0.080911133899033 </text:p>
      <text:p text:style-name="Standard">"X.T." -0.407239925520341 </text:p>
      <text:p text:style-name="Standard">__________________________________________________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</meta:initial-creator>
    <meta:creation-date>2014-04-28T10:48:57</meta:creation-date>
    <dc:date>2014-04-28T18:22:42</dc:date>
    <dc:creator>Razvan Marinescu</dc:creator>
    <meta:editing-duration>PT4M31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3" meta:paragraph-count="606" meta:word-count="1940" meta:character-count="23774" meta:non-whitespace-character-count="21715"/>
  </office:meta>
</office:document-meta>
</file>